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f5b" officeooo:paragraph-rsid="001f6f5b"/>
    </style:style>
    <style:style style:name="P2" style:family="paragraph" style:parent-style-name="Standard">
      <style:text-properties officeooo:rsid="00214eb9" officeooo:paragraph-rsid="00214eb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fd804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fd804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officeooo:rsid="001fd804"/>
    </style:style>
    <style:style style:name="T7" style:family="text">
      <style:text-properties style:text-underline-style="none" officeooo:rsid="001fd804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Aluno(<text:span text:style-name="T1">RA</text:span>, Nome, Sexo)</text:p>
      <text:p text:style-name="P1">Matrícula(<text:span text:style-name="T6">Aluno</text:span><text:span text:style-name="T2">RA-</text:span><text:span text:style-name="T4">CE</text:span>, <text:span text:style-name="T2">Nturma-</text:span><text:span text:style-name="T4">CE,</text:span><text:span text:style-name="T6"> </text:span><text:span text:style-name="T1">N</text:span><text:span text:style-name="T2">umMat</text:span>, Data Matrícula, Data Cancelamento)</text:p>
      <text:p text:style-name="P1">Turma(<text:span text:style-name="T2">Mat-</text:span><text:span text:style-name="T4">CE</text:span><text:span text:style-name="T2">,</text:span><text:span text:style-name="T7"> </text:span><text:span text:style-name="T1">N</text:span><text:span text:style-name="T2">umTurma</text:span>, Data Início, Data Término)</text:p>
      <text:p text:style-name="P1">Oferecida(<text:span text:style-name="T2">MatProf-</text:span><text:span text:style-name="T4">CE</text:span><text:span text:style-name="T2">, CodDiscip-</text:span><text:span text:style-name="T4">CE</text:span><text:span text:style-name="T2">,</text:span><text:span text:style-name="T7"> </text:span><text:span text:style-name="T2">Nturma-</text:span><text:span text:style-name="T4">CE,</text:span><text:span text:style-name="T7"> </text:span><text:span text:style-name="T1">N</text:span><text:span text:style-name="T2">umOfer</text:span>, Sala, Bloco)</text:p>
      <text:p text:style-name="P1">Professor(Nome, <text:span text:style-name="T1">Matrícula</text:span>)</text:p>
      <text:p text:style-name="P1">Disciplina(<text:span text:style-name="T1">Código</text:span>, Nome)</text:p>
      <text:p text:style-name="P2">Avaliado(<text:span text:style-name="T1">RaAluno-</text:span><text:span text:style-name="T3">CE,</text:span><text:span text:style-name="T8"> </text:span><text:span text:style-name="T5">OferNum-</text:span><text:span text:style-name="T3">CE,</text:span><text:span text:style-name="T9"> A1, A2, AF</text:span>)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1:40:18.371000000</meta:creation-date>
    <dc:date>2022-04-25T12:26:47.407000000</dc:date>
    <meta:editing-duration>PT5M48S</meta:editing-duration>
    <meta:editing-cycles>1</meta:editing-cycles>
    <meta:document-statistic meta:table-count="0" meta:image-count="0" meta:object-count="0" meta:page-count="1" meta:paragraph-count="7" meta:word-count="31" meta:character-count="308" meta:non-whitespace-character-count="284"/>
    <meta:generator>LibreOffice/7.2.2.2$Windows_X86_64 LibreOffice_project/02b2acce88a210515b4a5bb2e46cbfb63fe97d56</meta:generator>
  </office:meta>
</office:document-meta>
</file>